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4" table:default-cell-style-name="ce3"/>
        <table:table-column table:style-name="co1" table:number-columns-repeated="1009" table:default-cell-style-name="ce2"/>
        <table:table-row table:style-name="ro1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'f/v’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g30</text:p>
          </table:table-cell>
          <table:table-cell table:style-name="ce1" office:value-type="string" calcext:value-type="string">
            <text:p>g100</text:p>
          </table:table-cell>
          <table:table-cell table:style-name="ce1" office:value-type="string" calcext:value-type="string">
            <text:p>g300</text:p>
          </table:table-cell>
          <table:table-cell table:style-name="ce1" office:value-type="string" calcext:value-type="string">
            <text:p>g1000</text:p>
          </table:table-cell>
          <table:table-cell table:style-name="ce1" office:value-type="string" calcext:value-type="string">
            <text:p>g300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synthetic</text:p>
          </table:table-cell>
          <table:table-cell table:style-name="ce2" office:value-type="string" calcext:value-type="string">
            <text:p>square_2tr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2]/[.D2]" office:value-type="float" office:value="0.888888888888889" calcext:value-type="float">
            <text:p>0.88888888888888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0.012935" calcext:value-type="float">
            <text:p>0.012935</text:p>
          </table:table-cell>
          <table:table-cell office:value-type="float" office:value="0.024007" calcext:value-type="float">
            <text:p>0.024007</text:p>
          </table:table-cell>
          <table:table-cell table:style-name="Default" office:value-type="float" office:value="0.058088" calcext:value-type="float">
            <text:p>0.058088</text:p>
          </table:table-cell>
          <table:table-cell office:value-type="string" calcext:value-type="string">
            <text:p>after iteration 48, Relative changes are 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3]/[.D3]" office:value-type="float" office:value="1.09090909090909" calcext:value-type="float">
            <text:p>1.09090909090909</text:p>
          </table:table-cell>
          <table:table-cell table:number-columns-repeated="7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synthetic</text:p>
          </table:table-cell>
          <table:table-cell table:style-name="ce2" office:value-type="string" calcext:value-type="string">
            <text:p>square_4t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4]/[.D4]" office:value-type="float" office:value="1.23076923076923" calcext:value-type="float">
            <text:p>1.23076923076923</text:p>
          </table:table-cell>
          <table:table-cell table:number-columns-repeated="7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synthetic</text:p>
          </table:table-cell>
          <table:table-cell table:style-name="ce2" office:value-type="string" calcext:value-type="string">
            <text:p>hexagona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E5]/[.D5]" office:value-type="float" office:value="1.35483870967742" calcext:value-type="float">
            <text:p>1.35483870967742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052126" calcext:value-type="float">
            <text:p>0.052126</text:p>
          </table:table-cell>
          <table:table-cell table:style-name="ce2" office:value-type="float" office:value="0.154555" calcext:value-type="float">
            <text:p>0.15455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table:formula="of:=[.E6]/[.D6]" office:value-type="float" office:value="1.46938775510204" calcext:value-type="float">
            <text:p>1.46938775510204</text:p>
          </table:table-cell>
          <table:table-cell table:style-name="ce3" table:number-columns-repeated="7"/>
          <table:table-cell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table:formula="of:=[.E7]/[.D7]" office:value-type="float" office:value="1.77611940298507" calcext:value-type="float">
            <text:p>1.77611940298507</text:p>
          </table:table-cell>
          <table:table-cell table:style-name="ce3" table:number-columns-repeated="7"/>
          <table:table-cell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style-name="ce3" table:formula="of:=[.E8]/[.D8]" office:value-type="float" office:value="1.69411764705882" calcext:value-type="float">
            <text:p>1.69411764705882</text:p>
          </table:table-cell>
          <table:table-cell table:style-name="ce3" table:number-columns-repeated="7"/>
          <table:table-cell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table:formula="of:=[.E9]/[.D9]" office:value-type="float" office:value="1.66917293233083" calcext:value-type="float">
            <text:p>1.66917293233083</text:p>
          </table:table-cell>
          <table:table-cell table:style-name="ce3" table:number-columns-repeated="7"/>
          <table:table-cell/>
          <table:table-cell table:style-name="ce3" table:number-columns-repeated="1009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2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table:formula="of:=[.E10]/[.D10]" office:value-type="float" office:value="1.8140589569161" calcext:value-type="float">
            <text:p>1.8140589569161</text:p>
          </table:table-cell>
          <table:table-cell table:style-name="ce4" office:value-type="float" office:value="0.000236" calcext:value-type="float">
            <text:p>0.000236</text:p>
          </table:table-cell>
          <table:table-cell table:style-name="ce4" office:value-type="float" office:value="0.003745" calcext:value-type="float">
            <text:p>0.003745</text:p>
          </table:table-cell>
          <table:table-cell table:style-name="ce4" office:value-type="float" office:value="0.014841" calcext:value-type="float">
            <text:p>0.014841</text:p>
          </table:table-cell>
          <table:table-cell table:style-name="ce4" office:value-type="float" office:value="0.032282" calcext:value-type="float">
            <text:p>0.032282</text:p>
          </table:table-cell>
          <table:table-cell table:style-name="ce4" office:value-type="float" office:value="0.117309" calcext:value-type="float">
            <text:p>0.117309</text:p>
          </table:table-cell>
          <table:table-cell table:style-name="ce4" office:value-type="float" office:value="0.252118" calcext:value-type="float">
            <text:p>0.252118</text:p>
          </table:table-cell>
          <table:table-cell table:style-name="ce4" office:value-type="float" office:value="0.768692" calcext:value-type="float">
            <text:p>0.768692</text:p>
          </table:table-cell>
          <table:table-cell table:style-name="ce4" office:value-type="float" office:value="2.27589" calcext:value-type="float">
            <text:p>2.27589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random_circ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/>
          <table:table-cell table:style-name="ce4" table:formula="of:=[.E11]/[.D11]" office:value-type="float" office:value="1.95319812792512" calcext:value-type="float">
            <text:p>1.95319812792512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4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/>
          <table:table-cell table:style-name="ce4" table:formula="of:=[.E12]/[.D12]" office:value-type="float" office:value="1.90249702734839" calcext:value-type="float">
            <text:p>1.90249702734839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hexagon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986" calcext:value-type="float">
            <text:p>1986</text:p>
          </table:table-cell>
          <table:table-cell table:style-name="ce4"/>
          <table:table-cell table:style-name="ce4" table:formula="of:=[.E13]/[.D13]" office:value-type="float" office:value="1.87890255439924" calcext:value-type="float">
            <text:p>1.87890255439924</text:p>
          </table:table-cell>
          <table:table-cell table:style-name="ce4" office:value-type="float" office:value="0.004653" calcext:value-type="float">
            <text:p>0.004653</text:p>
          </table:table-cell>
          <table:table-cell table:style-name="ce4" office:value-type="float" office:value="0.009485" calcext:value-type="float">
            <text:p>0.009485</text:p>
          </table:table-cell>
          <table:table-cell table:style-name="ce4" office:value-type="float" office:value="0.020516" calcext:value-type="float">
            <text:p>0.020516</text:p>
          </table:table-cell>
          <table:table-cell table:style-name="ce4" office:value-type="float" office:value="0.08727" calcext:value-type="float">
            <text:p>0.08727</text:p>
          </table:table-cell>
          <table:table-cell table:style-name="ce4" office:value-type="float" office:value="0.200238" calcext:value-type="float">
            <text:p>0.200238</text:p>
          </table:table-cell>
          <table:table-cell table:style-name="ce4" office:value-type="float" office:value="0.580502" calcext:value-type="float">
            <text:p>0.580502</text:p>
          </table:table-cell>
          <table:table-cell table:style-name="ce4" office:value-type="float" office:value="1.87303" calcext:value-type="float">
            <text:p>1.87303</text:p>
          </table:table-cell>
          <table:table-cell table:style-name="ce4" office:value-type="float" office:value="5.64597" calcext:value-type="float">
            <text:p>5.64597</text:p>
          </table:table-cell>
          <table:table-cell table:style-name="ce4" table:number-columns-repeated="1009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2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7200" calcext:value-type="float">
            <text:p>7200</text:p>
          </table:table-cell>
          <table:table-cell table:style-name="ce5"/>
          <table:table-cell table:style-name="ce5" table:formula="of:=[.E14]/[.D14]" office:value-type="float" office:value="1.93496371943026" calcext:value-type="float">
            <text:p>1.93496371943026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random_circ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0971" calcext:value-type="float">
            <text:p>10971</text:p>
          </table:table-cell>
          <table:table-cell table:style-name="ce5"/>
          <table:table-cell table:style-name="ce5" table:formula="of:=[.E15]/[.D15]" office:value-type="float" office:value="1.9871400108676" calcext:value-type="float">
            <text:p>1.9871400108676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4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/>
          <table:table-cell table:style-name="ce5" table:formula="of:=[.E16]/[.D16]" office:value-type="float" office:value="1.96694440650184" calcext:value-type="float">
            <text:p>1.96694440650184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hexagona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557" calcext:value-type="float">
            <text:p>8557</text:p>
          </table:table-cell>
          <table:table-cell table:style-name="ce5" office:value-type="float" office:value="16746" calcext:value-type="float">
            <text:p>16746</text:p>
          </table:table-cell>
          <table:table-cell table:style-name="ce5"/>
          <table:table-cell table:style-name="ce5" table:formula="of:=[.E17]/[.D17]" office:value-type="float" office:value="1.95699427369405" calcext:value-type="float">
            <text:p>1.95699427369405</text:p>
          </table:table-cell>
          <table:table-cell table:style-name="ce5" table:number-columns-repeated="1017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2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401" calcext:value-type="float">
            <text:p>404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/>
          <table:table-cell table:style-name="ce6" table:formula="of:=[.E18]/[.D18]" office:value-type="float" office:value="1.98014900621272" calcext:value-type="float">
            <text:p>1.98014900621272</text:p>
          </table:table-cell>
          <table:table-cell table:style-name="ce6" office:value-type="float" office:value="0.076575" calcext:value-type="float">
            <text:p>0.076575</text:p>
          </table:table-cell>
          <table:table-cell table:style-name="ce6" office:value-type="float" office:value="0.223245" calcext:value-type="float">
            <text:p>0.223245</text:p>
          </table:table-cell>
          <table:table-cell table:style-name="ce6" office:value-type="float" office:value="0.722714" calcext:value-type="float">
            <text:p>0.722714</text:p>
          </table:table-cell>
          <table:table-cell table:style-name="ce6" office:value-type="float" office:value="2.16072" calcext:value-type="float">
            <text:p>2.16072</text:p>
          </table:table-cell>
          <table:table-cell table:style-name="ce6" office:value-type="float" office:value="7.12326" calcext:value-type="float">
            <text:p>7.12326</text:p>
          </table:table-cell>
          <table:table-cell table:style-name="ce6" office:value-type="float" office:value="21.4874" calcext:value-type="float">
            <text:p>21.4874</text:p>
          </table:table-cell>
          <table:table-cell table:style-name="ce6" office:value-type="float" office:value="70.8928" calcext:value-type="float">
            <text:p>70.8928</text:p>
          </table:table-cell>
          <table:table-cell table:style-name="ce6" office:value-type="float" office:value="214.075" calcext:value-type="float">
            <text:p>214.075</text:p>
          </table:table-cell>
          <table:table-cell table:style-name="ce6" table:number-columns-repeated="1009"/>
        </table:table-row>
        <table:table-row table:style-name="ro1">
          <table:table-cell table:style-name="ce7" office:value-type="string" calcext:value-type="string">
            <text:p>acquired</text:p>
          </table:table-cell>
          <table:table-cell table:style-name="ce7" office:value-type="string" calcext:value-type="string">
            <text:p>ILATO_1A</text:p>
          </table:table-cell>
          <table:table-cell table:style-name="ce7"/>
          <table:table-cell table:style-name="ce7" office:value-type="float" office:value="56215" calcext:value-type="float">
            <text:p>56215</text:p>
          </table:table-cell>
          <table:table-cell table:style-name="ce7" office:value-type="float" office:value="111311" calcext:value-type="float">
            <text:p>111311</text:p>
          </table:table-cell>
          <table:table-cell table:style-name="ce7"/>
          <table:table-cell table:style-name="ce7" table:formula="of:=[.E19]/[.D19]" office:value-type="float" office:value="1.98009428088588" calcext:value-type="float">
            <text:p>1.98009428088588</text:p>
          </table:table-cell>
          <table:table-cell table:style-name="ce7" office:value-type="float" office:value="0.132485" calcext:value-type="float">
            <text:p>0.132485</text:p>
          </table:table-cell>
          <table:table-cell table:style-name="ce7" office:value-type="float" office:value="0.381233" calcext:value-type="float">
            <text:p>0.381233</text:p>
          </table:table-cell>
          <table:table-cell table:style-name="ce7" office:value-type="float" office:value="1.25026" calcext:value-type="float">
            <text:p>1.25026</text:p>
          </table:table-cell>
          <table:table-cell table:style-name="ce7" office:value-type="float" office:value="3.74065" calcext:value-type="float">
            <text:p>3.74065</text:p>
          </table:table-cell>
          <table:table-cell table:style-name="ce7" office:value-type="float" office:value="12.4075" calcext:value-type="float">
            <text:p>12.4075</text:p>
          </table:table-cell>
          <table:table-cell table:style-name="ce7" office:value-type="float" office:value="37.1629" calcext:value-type="float">
            <text:p>37.1629</text:p>
          </table:table-cell>
          <table:table-cell table:style-name="ce7" office:value-type="float" office:value="124.067" calcext:value-type="float">
            <text:p>124.067</text:p>
          </table:table-cell>
          <table:table-cell table:style-name="ce7" office:value-type="float" office:value="361.622" calcext:value-type="float">
            <text:p>361.622</text:p>
          </table:table-cell>
          <table:table-cell table:style-name="ce7" table:number-columns-repeated="1009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random_circ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401" calcext:value-type="float">
            <text:p>60401</text:p>
          </table:table-cell>
          <table:table-cell table:style-name="ce6" office:value-type="float" office:value="120668" calcext:value-type="float">
            <text:p>120668</text:p>
          </table:table-cell>
          <table:table-cell table:style-name="ce6"/>
          <table:table-cell table:style-name="ce6" table:formula="of:=[.E20]/[.D20]" office:value-type="float" office:value="1.99778149368388" calcext:value-type="float">
            <text:p>1.99778149368388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4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401" calcext:value-type="float">
            <text:p>80401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6"/>
          <table:table-cell table:style-name="ce6" table:formula="of:=[.E21]/[.D21]" office:value-type="float" office:value="1.99002499968906" calcext:value-type="float">
            <text:p>1.99002499968906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hexagon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507" calcext:value-type="float">
            <text:p>91507</text:p>
          </table:table-cell>
          <table:table-cell table:style-name="ce6" office:value-type="float" office:value="181806" calcext:value-type="float">
            <text:p>181806</text:p>
          </table:table-cell>
          <table:table-cell table:style-name="ce6"/>
          <table:table-cell table:style-name="ce6" table:formula="of:=[.E22]/[.D22]" office:value-type="float" office:value="1.98679882413367" calcext:value-type="float">
            <text:p>1.98679882413367</text:p>
          </table:table-cell>
          <table:table-cell table:style-name="ce6" office:value-type="float" office:value="0.179593" calcext:value-type="float">
            <text:p>0.179593</text:p>
          </table:table-cell>
          <table:table-cell table:style-name="ce6" office:value-type="float" office:value="0.518769" calcext:value-type="float">
            <text:p>0.518769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07638" calcext:value-type="float">
            <text:p>5.07638</text:p>
          </table:table-cell>
          <table:table-cell table:style-name="ce6" office:value-type="float" office:value="16.7672" calcext:value-type="float">
            <text:p>16.7672</text:p>
          </table:table-cell>
          <table:table-cell table:style-name="ce6" office:value-type="float" office:value="49.6429" calcext:value-type="float">
            <text:p>49.6429</text:p>
          </table:table-cell>
          <table:table-cell table:style-name="ce6" office:value-type="float" office:value="167.682" calcext:value-type="float">
            <text:p>167.682</text:p>
          </table:table-cell>
          <table:table-cell table:style-name="ce6" office:value-type="float" office:value="501.905" calcext:value-type="float">
            <text:p>501.905</text:p>
          </table:table-cell>
          <table:table-cell table:style-name="ce6" table:number-columns-repeated="1009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2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1201" calcext:value-type="float">
            <text:p>361201</text:p>
          </table:table-cell>
          <table:table-cell table:style-name="ce8" office:value-type="float" office:value="720000" calcext:value-type="float">
            <text:p>720000</text:p>
          </table:table-cell>
          <table:table-cell table:style-name="ce8"/>
          <table:table-cell table:style-name="ce8" table:formula="of:=[.E23]/[.D23]" office:value-type="float" office:value="1.99334996303997" calcext:value-type="float">
            <text:p>1.99334996303997</text:p>
          </table:table-cell>
          <table:table-cell table:style-name="ce8" table:number-columns-repeated="1017"/>
        </table:table-row>
        <table:table-row table:style-name="ro1">
          <table:table-cell table:style-name="ce9" office:value-type="string" calcext:value-type="string">
            <text:p>acquired</text:p>
          </table:table-cell>
          <table:table-cell table:style-name="ce9" office:value-type="string" calcext:value-type="string">
            <text:p>Unisiegel</text:p>
          </table:table-cell>
          <table:table-cell table:style-name="ce9"/>
          <table:table-cell table:style-name="ce9" office:value-type="float" office:value="397210" calcext:value-type="float">
            <text:p>397210</text:p>
          </table:table-cell>
          <table:table-cell table:style-name="ce9" office:value-type="float" office:value="789406" calcext:value-type="float">
            <text:p>789406</text:p>
          </table:table-cell>
          <table:table-cell table:style-name="ce9"/>
          <table:table-cell table:style-name="ce9" table:formula="of:=[.E24]/[.D24]" office:value-type="float" office:value="1.98737695425594" calcext:value-type="float">
            <text:p>1.98737695425594</text:p>
          </table:table-cell>
          <table:table-cell table:style-name="ce9" table:number-columns-repeated="1017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random_circle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41201" calcext:value-type="float">
            <text:p>541201</text:p>
          </table:table-cell>
          <table:table-cell table:style-name="ce8" office:value-type="float" office:value="1082132" calcext:value-type="float">
            <text:p>1082132</text:p>
          </table:table-cell>
          <table:table-cell table:style-name="ce8"/>
          <table:table-cell table:style-name="ce8" table:formula="of:=[.E25]/[.D25]" office:value-type="float" office:value="1.99950110956927" calcext:value-type="float">
            <text:p>1.99950110956927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4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21201" calcext:value-type="float">
            <text:p>721201</text:p>
          </table:table-cell>
          <table:table-cell table:style-name="ce8" office:value-type="float" office:value="1440000" calcext:value-type="float">
            <text:p>1440000</text:p>
          </table:table-cell>
          <table:table-cell table:style-name="ce8"/>
          <table:table-cell table:style-name="ce8" table:formula="of:=[.E26]/[.D26]" office:value-type="float" office:value="1.99666944444059" calcext:value-type="float">
            <text:p>1.9966694444405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hexago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14507" calcext:value-type="float">
            <text:p>814507</text:p>
          </table:table-cell>
          <table:table-cell table:style-name="ce8" office:value-type="float" office:value="1625406" calcext:value-type="float">
            <text:p>1625406</text:p>
          </table:table-cell>
          <table:table-cell table:style-name="ce8"/>
          <table:table-cell table:style-name="ce8" table:formula="of:=[.E27]/[.D27]" office:value-type="float" office:value="1.9955703265902" calcext:value-type="float">
            <text:p>1.9955703265902</text:p>
          </table:table-cell>
          <table:table-cell table:style-name="ce8" table:number-columns-repeated="1017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2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4004001" calcext:value-type="float">
            <text:p>4004001</text:p>
          </table:table-cell>
          <table:table-cell table:style-name="ce10" office:value-type="float" office:value="8000000" calcext:value-type="float">
            <text:p>8000000</text:p>
          </table:table-cell>
          <table:table-cell table:style-name="ce10"/>
          <table:table-cell table:style-name="ce10" table:formula="of:=[.E28]/[.D28]" office:value-type="float" office:value="1.99800149900062" calcext:value-type="float">
            <text:p>1.99800149900062</text:p>
          </table:table-cell>
          <table:table-cell table:style-name="ce10" office:value-type="float" office:value="6.94098" calcext:value-type="float">
            <text:p>6.94098</text:p>
          </table:table-cell>
          <table:table-cell table:style-name="ce10" office:value-type="float" office:value="20.6536" calcext:value-type="float">
            <text:p>20.6536</text:p>
          </table:table-cell>
          <table:table-cell table:style-name="ce10" office:value-type="float" office:value="68.981" calcext:value-type="float">
            <text:p>68.981</text:p>
          </table:table-cell>
          <table:table-cell table:style-name="ce10" office:value-type="float" office:value="207.696" calcext:value-type="float">
            <text:p>207.696</text:p>
          </table:table-cell>
          <table:table-cell table:style-name="ce10" office:value-type="float" office:value="709.991" calcext:value-type="float">
            <text:p>709.991</text:p>
          </table:table-cell>
          <table:table-cell table:style-name="ce10" office:value-type="float" office:value="2097.25" calcext:value-type="float">
            <text:p>2097.25</text:p>
          </table:table-cell>
          <table:table-cell table:style-name="ce10" table:number-columns-repeated="1011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random_circ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6004001" calcext:value-type="float">
            <text:p>6004001</text:p>
          </table:table-cell>
          <table:table-cell table:style-name="ce10" office:value-type="float" office:value="12007382" calcext:value-type="float">
            <text:p>12007382</text:p>
          </table:table-cell>
          <table:table-cell table:style-name="ce10"/>
          <table:table-cell table:style-name="ce10" table:formula="of:=[.E29]/[.D29]" office:value-type="float" office:value="1.99989673552686" calcext:value-type="float">
            <text:p>1.99989673552686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4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8004001" calcext:value-type="float">
            <text:p>8004001</text:p>
          </table:table-cell>
          <table:table-cell table:style-name="ce10" office:value-type="float" office:value="16000000" calcext:value-type="float">
            <text:p>16000000</text:p>
          </table:table-cell>
          <table:table-cell table:style-name="ce10"/>
          <table:table-cell table:style-name="ce10" table:formula="of:=[.E30]/[.D30]" office:value-type="float" office:value="1.99900024999997" calcext:value-type="float">
            <text:p>1.99900024999997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hexagonal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9015007" calcext:value-type="float">
            <text:p>9015007</text:p>
          </table:table-cell>
          <table:table-cell table:style-name="ce10" office:value-type="float" office:value="18018006" calcext:value-type="float">
            <text:p>18018006</text:p>
          </table:table-cell>
          <table:table-cell table:style-name="ce10"/>
          <table:table-cell table:style-name="ce10" table:formula="of:=[.E31]/[.D31]" office:value-type="float" office:value="1.99866799881575" calcext:value-type="float">
            <text:p>1.99866799881575</text:p>
          </table:table-cell>
          <table:table-cell table:style-name="ce10" office:value-type="float" office:value="16.528" calcext:value-type="float">
            <text:p>16.528</text:p>
          </table:table-cell>
          <table:table-cell table:style-name="ce10" office:value-type="float" office:value="49.4013" calcext:value-type="float">
            <text:p>49.4013</text:p>
          </table:table-cell>
          <table:table-cell table:style-name="ce10" office:value-type="float" office:value="166.473" calcext:value-type="float">
            <text:p>166.473</text:p>
          </table:table-cell>
          <table:table-cell table:style-name="ce10" office:value-type="float" office:value="494.677" calcext:value-type="float">
            <text:p>494.677</text:p>
          </table:table-cell>
          <table:table-cell table:style-name="ce10" office:value-type="float" office:value="1666.94" calcext:value-type="float">
            <text:p>1666.94</text:p>
          </table:table-cell>
          <table:table-cell table:style-name="ce10" table:number-columns-repeated="1012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2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36012001" calcext:value-type="float">
            <text:p>36012001</text:p>
          </table:table-cell>
          <table:table-cell table:style-name="ce11" office:value-type="float" office:value="72000000" calcext:value-type="float">
            <text:p>72000000</text:p>
          </table:table-cell>
          <table:table-cell table:style-name="ce11"/>
          <table:table-cell table:style-name="ce11" table:formula="of:=[.E32]/[.D32]" office:value-type="float" office:value="1.99933349996297" calcext:value-type="float">
            <text:p>1.99933349996297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random_circle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54012001" calcext:value-type="float">
            <text:p>54012001</text:p>
          </table:table-cell>
          <table:table-cell table:style-name="ce11" office:value-type="float" office:value="108022714" calcext:value-type="float">
            <text:p>108022714</text:p>
          </table:table-cell>
          <table:table-cell table:style-name="ce11"/>
          <table:table-cell table:style-name="ce11" table:formula="of:=[.E33]/[.D33]" office:value-type="float" office:value="1.99997615344782" calcext:value-type="float">
            <text:p>1.9999761534478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4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72012001" calcext:value-type="float">
            <text:p>72012001</text:p>
          </table:table-cell>
          <table:table-cell table:style-name="ce11" office:value-type="float" office:value="144000000" calcext:value-type="float">
            <text:p>144000000</text:p>
          </table:table-cell>
          <table:table-cell table:style-name="ce11"/>
          <table:table-cell table:style-name="ce11" table:formula="of:=[.E34]/[.D34]" office:value-type="float" office:value="1.99966669444444" calcext:value-type="float">
            <text:p>1.99966669444444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hexagonal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81045007" calcext:value-type="float">
            <text:p>81045007</text:p>
          </table:table-cell>
          <table:table-cell table:style-name="ce11" office:value-type="float" office:value="162054006" calcext:value-type="float">
            <text:p>162054006</text:p>
          </table:table-cell>
          <table:table-cell table:style-name="ce11"/>
          <table:table-cell table:style-name="ce11" table:formula="of:=[.E35]/[.D35]" office:value-type="float" office:value="1.99955570365982" calcext:value-type="float">
            <text:p>1.99955570365982</text:p>
          </table:table-cell>
          <table:table-cell table:style-name="ce11" table:number-columns-repeated="1017"/>
        </table:table-row>
      </table:table>
      <table:named-expressions/>
      <table:database-ranges>
        <table:database-range table:name="__Anonymous_Sheet_DB__0" table:target-range-address="Sheet1.A1:Sheet1.G3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5:14:23.883662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32M23S</meta:editing-duration>
    <meta:editing-cycles>8</meta:editing-cycles>
    <meta:generator>LibreOffice/6.1.4.2$Linux_X86_64 LibreOffice_project/10$Build-2</meta:generator>
    <dc:date>2019-01-15T18:25:35.131178422</dc:date>
    <meta:document-statistic meta:table-count="1" meta:cell-count="283" meta:object-count="0"/>
  </office:meta>
</office:document-meta>
</file>